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75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9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fo:color="#8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0.0.3 Requirements and Features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HIS PAGE IS FOR <text:s/>ALL THE FEATURES MOXIE NEEDS TO BE A FUNCTIONAL SOCIAL NETWORK </text:p>
          </table:table-cell>
          <table:table-cell table:style-name="ce1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TEST ID</text:p>
          </table:table-cell>
          <table:table-cell table:style-name="ce6" office:value-type="string" calcext:value-type="string">
            <text:p>Requirement</text:p>
          </table:table-cell>
          <table:table-cell table:style-name="ce2" office:value-type="string" calcext:value-type="string">
            <text:p>Works in DEV</text:p>
          </table:table-cell>
          <table:table-cell table:style-name="ce2" office:value-type="string" calcext:value-type="string">
            <text:p>Test Plan</text:p>
          </table:table-cell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n connect to TOR</text:p>
          </table:table-cell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n message yourself</text:p>
          </table:table-cell>
          <table:table-cell table:number-columns-repeated="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an send status messages to yourself</text:p>
          </table:table-cell>
          <table:table-cell table:number-columns-repeated="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an add a new buddy with a code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4A</text:p>
          </table:table-cell>
          <table:table-cell office:value-type="string" calcext:value-type="string">
            <text:p>Can add a new buddy who is currently offline</text:p>
          </table:table-cell>
          <table:table-cell table:number-columns-repeated="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an send messages to new buddy</text:p>
          </table:table-cell>
          <table:table-cell table:number-columns-repeated="5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an send status updates to new buddy</text:p>
          </table:table-cell>
          <table:table-cell table:number-columns-repeated="5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Time of messages are displayed correctly</text:p>
          </table:table-cell>
          <table:table-cell table:number-columns-repeated="5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learing Moxie “factory resets” Moxie</text:p>
          </table:table-cell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Successful build to Linux</text:p>
          </table:table-cell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uccessful build to Windows</text:p>
          </table:table-cell>
          <table:table-cell table:number-columns-repeated="5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V0.0.3 Functional " table:style-name="ta1">
        <table:table-column table:style-name="co4" table:default-cell-style-name="Default"/>
        <table:table-row table:style-name="ro2">
          <table:table-cell/>
        </table:table-row>
      </table:table>
      <table:table table:name="V0.0.3 Performance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09:31:26.927355438</meta:creation-date>
    <dc:date>2019-06-22T11:38:23.577671281</dc:date>
    <meta:editing-duration>PT1H27M35S</meta:editing-duration>
    <meta:editing-cycles>3</meta:editing-cycles>
    <meta:generator>LibreOffice/5.1.6.2$Linux_X86_64 LibreOffice_project/10m0$Build-2</meta:generator>
    <meta:document-statistic meta:table-count="3" meta:cell-count="30" meta:object-count="0"/>
  </office:meta>
</office:document-meta>
</file>